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Standard">
      <style:paragraph-properties fo:text-align="start" style:justify-single-word="false"/>
      <style:text-properties officeooo:rsid="0101d76a" officeooo:paragraph-rsid="0101d76a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049c60" officeooo:paragraph-rsid="01049c60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05da84" officeooo:paragraph-rsid="0105da84"/>
    </style:style>
    <style:style style:name="P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3dab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a037"/>
    </style:style>
    <style:style style:name="P8" style:family="paragraph" style:parent-style-name="Standard">
      <style:paragraph-properties fo:text-align="start" style:justify-single-word="false"/>
      <style:text-properties officeooo:rsid="0101d76a" officeooo:paragraph-rsid="00b5d20b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weight="normal" officeooo:rsid="010910fc" officeooo:paragraph-rsid="0108a037" style:font-weight-asian="normal" style:font-weight-complex="normal"/>
    </style:style>
    <style:style style:name="P10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7256e"/>
    </style:style>
    <style:style style:name="P11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12" style:family="paragraph" style:parent-style-name="Subtitle">
      <style:text-properties officeooo:rsid="010b3cfe" officeooo:paragraph-rsid="010b3cfe"/>
    </style:style>
    <style:style style:name="P13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5da84"/>
    </style:style>
    <style:style style:name="T1" style:family="text">
      <style:text-properties officeooo:rsid="0057c8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08a037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officeooo:rsid="00ffdd6b"/>
    </style:style>
    <style:style style:name="T6" style:family="text">
      <style:text-properties officeooo:rsid="0105da8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084c5a" style:font-weight-asian="normal" style:font-weight-complex="normal"/>
    </style:style>
    <style:style style:name="T9" style:family="text">
      <style:text-properties fo:font-weight="normal" officeooo:rsid="010910fc" style:font-weight-asian="normal" style:font-weight-complex="normal"/>
    </style:style>
    <style:style style:name="T10" style:family="text">
      <style:text-properties officeooo:rsid="010b3c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10">3 </text:span>de AEDS<text:span text:style-name="T1">3</text:span></text:p>
      <text:p text:style-name="P12">Plano de Dominação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4">O...</text:p>
      <text:h text:style-name="Heading_20_1" text:outline-level="1"><text:span text:style-name="T5">2. </text:span>Referências</text:h>
      <text:p text:style-name="P8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11-15T11:37:01.461247464</dc:date>
    <meta:editing-duration>PT14H39M5S</meta:editing-duration>
    <meta:editing-cycles>220</meta:editing-cycles>
    <meta:generator>LibreOffice/4.3.7.2$Linux_X86_64 LibreOffice_project/430$Build-2</meta:generator>
    <dc:title>Documentação TP2 de AEDS3</dc:title>
    <meta:document-statistic meta:table-count="0" meta:image-count="0" meta:object-count="0" meta:page-count="1" meta:paragraph-count="8" meta:word-count="19" meta:character-count="131" meta:non-whitespace-character-count="120"/>
  </office:meta>
</office:document-meta>
</file>